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4"/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4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56c96" officeooo:paragraph-rsid="00156c9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officeooo:rsid="00139dda" officeooo:paragraph-rsid="00139dd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scription</text:p>
      <text:p text:style-name="Text_20_body">To add PAYROLL form option along with a table to display the rate for the resources. </text:p>
      <text:list xml:id="list3903358719" text:style-name="L1">
        <text:list-item>
          <text:p text:style-name="P5">The PAYROLL Button should be added on the header section before CALL SHEETS on all the page. <text:line-break/>- Should be same as Call sheets, reports and orders.</text:p>
        </text:list-item>
        <text:list-item>
          <text:p text:style-name="P5">The Font style should be same as CALL SHEETS</text:p>
        </text:list-item>
        <text:list-item>
          <text:p text:style-name="P5">On the Payroll Page following items should appear as per the design provided:</text:p>
          <text:list>
            <text:list-item>
              <text:p text:style-name="P5">URL be <text:a xlink:type="simple" xlink:href="https://staging.triunelogistics.net/triune/callsheet/list" text:style-name="Internet_20_link" text:visited-style-name="Visited_20_Internet_20_Link">https://staging.triunelogistics.net/triune/payroll/list</text:a></text:p>
            </text:list-item>
            <text:list-item>
              <text:p text:style-name="P5">A Filter for the Table:</text:p>
              <text:list>
                <text:list-item>
                  <text:p text:style-name="P5">Customer</text:p>
                </text:list-item>
                <text:list-item>
                  <text:p text:style-name="P5">Position</text:p>
                </text:list-item>
              </text:list>
            </text:list-item>
            <text:list-item>
              <text:p text:style-name="P5">A Table listing to display:</text:p>
              <text:list>
                <text:list-item>
                  <text:p text:style-name="P5">Last Updated</text:p>
                </text:list-item>
                <text:list-item>
                  <text:p text:style-name="P5">Customer Name</text:p>
                </text:list-item>
                <text:list-item>
                  <text:p text:style-name="P5">Position</text:p>
                </text:list-item>
                <text:list-item>
                  <text:p text:style-name="P5">Rate</text:p>
                </text:list-item>
                <text:list-item>
                  <text:p text:style-name="P5">Action</text:p>
                  <text:list>
                    <text:list-item>
                      <text:p text:style-name="P5">View</text:p>
                    </text:list-item>
                    <text:list-item>
                      <text:p text:style-name="P5">Delete</text:p>
                    </text:list-item>
                  </text:list>
                </text:list-item>
                <text:list-item>
                  <text:p text:style-name="P5">The listing should as per the design provided. </text:p>
                </text:list-item>
              </text:list>
            </text:list-item>
            <text:list-item>
              <text:p text:style-name="P5"><text:span text:style-name="Strong_20_Emphasis">+Add Position</text:span> Button above the table </text:p>
            </text:list-item>
            <text:list-item>
              <text:p text:style-name="P5">On Click the <text:span text:style-name="Strong_20_Emphasis">+Add Position </text:span>Button, the user should be redirected to a page to add Triune Job rate sheet. </text:p>
              <text:list>
                <text:list-item>
                  <text:p text:style-name="P5">URL Should be: <text:a xlink:type="simple" xlink:href="https://staging.triunelogistics.net/triune/callsheet/list" text:style-name="Internet_20_link" text:visited-style-name="Visited_20_Internet_20_Link">https://staging.triunelogistics.net/triune/payroll/</text:a>add</text:p>
                </text:list-item>
                <text:list-item>
                  <text:p text:style-name="P5">The page to add should be similar to other add page.</text:p>
                </text:list-item>
                <text:list-item>
                  <text:p text:style-name="P5">The should have following fields:</text:p>
                  <text:list>
                    <text:list-item>
                      <text:p text:style-name="P5">Job Rate ID - Primary ID</text:p>
                    </text:list-item>
                    <text:list-item>
                      <text:p text:style-name="P5">Date</text:p>
                    </text:list-item>
                    <text:list-item>
                      <text:p text:style-name="P5">Customer (Come from Triune Customer list)</text:p>
                      <text:list>
                        <text:list-item>
                          <text:p text:style-name="P5">This will be dropdown</text:p>
                        </text:list-item>
                      </text:list>
                    </text:list-item>
                    <text:list-item>
                      <text:p text:style-name="P5">Position Code</text:p>
                      <text:list>
                        <text:list-item>
                          <text:p text:style-name="P5">Open Text field, eg: GEN</text:p>
                        </text:list-item>
                      </text:list>
                    </text:list-item>
                    <text:list-item>
                      <text:p text:style-name="P5">Position Name</text:p>
                      <text:list>
                        <text:list-item>
                          <text:p text:style-name="P5"><text:soft-page-break/>Open Text field, eg: General Labour</text:p>
                        </text:list-item>
                      </text:list>
                    </text:list-item>
                    <text:list-item>
                      <text:p text:style-name="P5">Rate</text:p>
                    </text:list-item>
                    <text:list-item>
                      <text:p text:style-name="P5">The Following Should have the following formate for the table in sql:</text:p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><text:span text:style-name="Source_20_Text">New Table: triune_jobrate </text:span></text:p>
      <text:p text:style-name="Preformatted_20_Text"/>
      <text:p text:style-name="Preformatted_20_Text"><text:span text:style-name="Source_20_Text">#Columns </text:span></text:p>
      <text:p text:style-name="Preformatted_20_Text"/>
      <text:p text:style-name="Preformatted_20_Text"><text:span text:style-name="Source_20_Text">JobRate_ID #(Primary ID)</text:span></text:p>
      <text:p text:style-name="Preformatted_20_Text"><text:span text:style-name="Source_20_Text">CreateDate #(datetime stamp of entry creation)</text:span></text:p>
      <text:p text:style-name="Preformatted_20_Text"><text:span text:style-name="Source_20_Text">LastUpdate #(datetime stamp of updated entry)</text:span></text:p>
      <text:p text:style-name="Preformatted_20_Text"><text:span text:style-name="Source_20_Text">Customer #(link table: triune_customer, column: ID (customer entry ID))</text:span></text:p>
      <text:p text:style-name="Preformatted_20_Text"><text:span text:style-name="Source_20_Text"><text:s text:c="10"/>-- Dropdown Select</text:span></text:p>
      <text:p text:style-name="Preformatted_20_Text"><text:span text:style-name="Source_20_Text">Position_code #(open text field i.e. GEN)</text:span></text:p>
      <text:p text:style-name="Preformatted_20_Text"><text:span text:style-name="Source_20_Text">Position_name #(open text field i.e General Labor)</text:span></text:p>
      <text:p text:style-name="P2"><text:span text:style-name="Source_20_Text">Rate #(open currency field)</text:span></text:p>
      <text:list xml:id="list1909418280" text:style-name="L2">
        <text:list-item>
          <text:p text:style-name="P6">Once the Customer had created the payroll as per the position it should appear in the listing.</text:p>
        </text:list-item>
        <text:list-item>
          <text:p text:style-name="P6">Make each column sortable, make sure to add the indicator for the sorting.</text:p>
        </text:list-item>
      </text:list>
      <text:p text:style-name="Text_20_body">NOTE:</text:p>
      <text:list xml:id="list2078541139" text:style-name="L3">
        <text:list-item>
          <text:p text:style-name="P7">URL patterns should be as per current implementation.</text:p>
        </text:list-item>
        <text:list-item>
          <text:p text:style-name="P7">Design, color, font, spacing should be as per current implementation.</text:p>
        </text:list-item>
      </text:list>
      <text:p text:style-name="Standard"/>
      <text:p text:style-name="Standard"/>
      <text:p text:style-name="Standard"/>
      <text:p text:style-name="Text_20_body">To Render the Rates as per Job set by the customer in Payroll. </text:p>
      <text:list xml:id="list3396367731" text:style-name="L4">
        <text:list-item>
          <text:p text:style-name="P8">These 2 fields should appear for all the Orders (New, Active, Done)</text:p>
        </text:list-item>
        <text:list-item>
          <text:p text:style-name="P8">For the old completed orders - How to handled?</text:p>
        </text:list-item>
        <text:list-item>
          <text:p text:style-name="P8">The Job positions will be a drop down that will be rendered as the the Customer. It will only render those jobs that the customer has added in payrolls along with the rates.</text:p>
        </text:list-item>
        <text:list-item>
          <text:p text:style-name="P8">Triune Order Employe table to be updated:</text:p>
        </text:list-item>
        <text:list-item>
          <text:p text:style-name="P1"><text:span text:style-name="Source_20_Text">Update Table: triune_order_employee</text:span></text:p>
          <text:p text:style-name="P1"/>
          <text:p text:style-name="P1"><text:span text:style-name="Source_20_Text">#New Columns</text:span></text:p>
          <text:p text:style-name="P1"><text:span text:style-name="Source_20_Text">JobRate_ID #(link to table triune_jobrate </text:span></text:p>
          <text:p text:style-name="P1"><text:span text:style-name="Source_20_Text"><text:s text:c="12"/>#(new table) based on order_id + customer_id)</text:span></text:p>
          <text:p text:style-name="P1"><text:span text:style-name="Source_20_Text">Default value = position_code = GEN</text:span></text:p>
          <text:p text:style-name="P1"><text:span text:style-name="Source_20_Text">Position_code #(link to table triune_jobrate by jobrate_ID)</text:span></text:p>
          <text:p text:style-name="P1"><text:span text:style-name="Source_20_Text">Make Job column a drop down to update employee position on order</text:span></text:p>
          <text:p text:style-name="P1"><text:span text:style-name="Source_20_Text">Rate #(link to table triune_jobrate by rate)</text:span></text:p>
          <text:p text:style-name="P3"><text:span text:style-name="Source_20_Text">Update rate based on job position chosen</text:span></text:p>
        </text:list-item>
      </text:list>
      <text:p text:style-name="P4">url : https://staging.triunelogistics.net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08:10:45.954816742</meta:creation-date>
    <dc:date>2023-05-13T08:13:04.680968313</dc:date>
    <meta:editing-duration>PT2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468" meta:character-count="2668" meta:non-whitespace-character-count="2281"/>
  </office:meta>
</office:document-meta>
</file>